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01b4" officeooo:paragraph-rsid="001c01b4"/>
    </style:style>
    <style:style style:name="P2" style:family="paragraph" style:parent-style-name="Standard">
      <style:text-properties fo:font-weight="bold" officeooo:rsid="001c01b4" officeooo:paragraph-rsid="001c01b4" style:font-weight-asian="bold" style:font-weight-complex="bold"/>
    </style:style>
    <style:style style:name="P3" style:family="paragraph" style:parent-style-name="Standard">
      <style:text-properties fo:font-weight="normal" officeooo:rsid="001c01b4" officeooo:paragraph-rsid="001c01b4" style:font-weight-asian="normal" style:font-weight-complex="normal"/>
    </style:style>
    <style:style style:name="P4" style:family="paragraph" style:parent-style-name="Standard">
      <style:text-properties style:text-underline-style="solid" style:text-underline-width="auto" style:text-underline-color="font-color" fo:font-weight="bold" officeooo:rsid="001c01b4" officeooo:paragraph-rsid="001c01b4" style:font-weight-asian="bold" style:font-weight-complex="bold"/>
    </style:style>
    <style:style style:name="P5" style:family="paragraph" style:parent-style-name="Standard">
      <style:text-properties style:text-underline-style="none" fo:font-weight="normal" officeooo:rsid="001c01b4" officeooo:paragraph-rsid="001c01b4" style:font-weight-asian="normal" style:font-weight-complex="normal"/>
    </style:style>
    <style:style style:name="P6" style:family="paragraph" style:parent-style-name="Standard">
      <style:text-properties fo:font-weight="normal" officeooo:rsid="001ddcd8" officeooo:paragraph-rsid="001ddcd8" style:font-weight-asian="normal" style:font-weight-complex="normal"/>
    </style:style>
    <style:style style:name="T1" style:family="text">
      <style:text-properties officeooo:rsid="001fc1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cterial Response</text:p>
      <text:p text:style-name="P2"/>
      <text:p text:style-name="P2">Amendments</text:p>
      <text:p text:style-name="P3">* Where the amendments different in bacterial composition? </text:p>
      <text:p text:style-name="P2"/>
      <text:p text:style-name="P2">Persistors</text:p>
      <text:p text:style-name="P1">* Did any OTUs from an amendment persist into the incubation? For how long?</text:p>
      <text:p text:style-name="P1">* Are there any common OTUs in these persistors between amendments?</text:p>
      <text:p text:style-name="P1"/>
      <text:p text:style-name="P2">Clustering</text:p>
      <text:p text:style-name="P3">* How do the samples cluster over time?</text:p>
      <text:p text:style-name="P3">* Is this clustering consistent between amendments?</text:p>
      <text:p text:style-name="P3"/>
      <text:p text:style-name="P2">Responders</text:p>
      <text:p text:style-name="P3">* How do clustering groups compare to reference soils?</text:p>
      <text:p text:style-name="P3">* Are there responders from each amendments common between amendments?</text:p>
      <text:p text:style-name="P3"/>
      <text:p text:style-name="P4">Chemical Response</text:p>
      <text:p text:style-name="P5">* Which amendment showed the greatest increase in inorganic nitrogen?</text:p>
      <text:p text:style-name="P5">* Which amendment stimulated the greatest increase in microbial biomass C?</text:p>
      <text:p text:style-name="P5"/>
      <text:p text:style-name="P5"/>
      <text:p text:style-name="P6">Responders</text:p>
      <text:p text:style-name="P6"/>
      <text:p text:style-name="P6">To identify bacteria responding to each amendment, we performed differential abundance analysis by comparing amended microcosms to reference microcosms. Comparisons were made between the early and late microcosms for each amendment to the reference microcosms of the same group as determined by hierarchical clustering. For example, to determine the early responding bacteria to alfalfa amendment, compared early alfalfa microcosms to early reference microcosms. The same comparisons was made but with late alfalfa and reference groups to determine the late responders. These comparisons were repeated for the compost and mix microcosms. <text:span text:style-name="T1">In the early alfalfa microcosms, </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4:32:10.567198020</meta:creation-date>
    <dc:date>2019-06-19T16:34:22.116903371</dc:date>
    <meta:editing-duration>PT19M36S</meta:editing-duration>
    <meta:editing-cycles>2</meta:editing-cycles>
    <meta:generator>LibreOffice/6.0.7.3$Linux_X86_64 LibreOffice_project/00m0$Build-3</meta:generator>
    <meta:document-statistic meta:table-count="0" meta:image-count="0" meta:object-count="0" meta:page-count="1" meta:paragraph-count="17" meta:word-count="192" meta:character-count="1314" meta:non-whitespace-character-count="1137"/>
  </office:meta>
</office:document-meta>
</file>